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1.376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7.675cm"/>
    </style:style>
    <style:style style:name="co18" style:family="table-column">
      <style:table-column-properties fo:break-before="auto" style:column-width="2.833cm"/>
    </style:style>
    <style:style style:name="co19" style:family="table-column">
      <style:table-column-properties fo:break-before="auto" style:column-width="4.8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369cm" fo:break-before="auto" style:use-optimal-row-height="true"/>
    </style:style>
    <style:style style:name="ro5" style:family="table-row">
      <style:table-row-properties style:row-height="5.054cm" fo:break-before="auto" style:use-optimal-row-height="true"/>
    </style:style>
    <style:style style:name="ro6" style:family="table-row">
      <style:table-row-properties style:row-height="0.342cm" fo:break-before="auto" style:use-optimal-row-height="true"/>
    </style:style>
    <style:style style:name="ro7" style:family="table-row">
      <style:table-row-properties style:row-height="2.685cm" fo:break-before="auto" style:use-optimal-row-height="true"/>
    </style:style>
    <style:style style:name="ro8" style:family="table-row">
      <style:table-row-properties style:row-height="0.579cm" fo:break-before="auto" style:use-optimal-row-height="tru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1.995cm" fo:break-before="auto" style:use-optimal-row-height="true"/>
    </style:style>
    <style:style style:name="ro11" style:family="table-row">
      <style:table-row-properties style:row-height="2.277cm" fo:break-before="auto" style:use-optimal-row-height="fals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0.619cm" fo:break-before="auto" style:use-optimal-row-height="tru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3.923cm" fo:break-before="auto" style:use-optimal-row-height="true"/>
    </style:style>
    <style:style style:name="ro16" style:family="table-row">
      <style:table-row-properties style:row-height="3.373cm" fo:break-before="auto" style:use-optimal-row-height="true"/>
    </style:style>
    <style:style style:name="ro17" style:family="table-row">
      <style:table-row-properties style:row-height="3.475cm" fo:break-before="auto" style:use-optimal-row-height="true"/>
    </style:style>
    <style:style style:name="ro18" style:family="table-row">
      <style:table-row-properties style:row-height="2.947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4.198cm" fo:break-before="auto" style:use-optimal-row-height="true"/>
    </style:style>
    <style:style style:name="ro21" style:family="table-row">
      <style:table-row-properties style:row-height="1.169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0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8" style:family="table-cell" style:parent-style-name="Default">
      <style:table-cell-properties fo:border="none"/>
      <style:text-properties fo:font-size="8pt" style:font-size-asian="8pt" style:font-size-complex="8pt"/>
    </style:style>
    <style:style style:name="ce29" style:family="table-cell" style:parent-style-name="Default">
      <style:table-cell-properties fo:wrap-option="wrap" fo:border="0.06pt solid #000000" style:vertical-align="middle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1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2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7" style:family="table-cell" style:parent-style-name="Default">
      <style:text-properties fo:font-size="7pt" style:font-size-asian="7pt" style:font-size-complex="7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6" style:family="text">
      <style:text-properties style:font-name-asian="WenQuanYi Zen Hei" style:font-name-complex="Lohit Hindi"/>
    </style:style>
    <style:style style:name="T17" style:family="text">
      <style:text-properties fo:font-style="italic" style:font-name-asian="WenQuanYi Zen Hei" style:font-style-asian="italic" style:font-name-complex="Lohit Hindi" style:font-style-complex="italic"/>
    </style:style>
    <style:style style:name="T18" style:family="text">
      <style:text-properties fo:font-style="normal" style:font-name-asian="WenQuanYi Zen Hei" style:font-style-asian="normal" style:font-name-complex="Lohit Hindi" style:font-style-complex="normal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Date of Test:</text:p>
          </table:table-cell>
          <table:table-cell table:style-name="ce2" table:formula="of:=TODAY()" office:value-type="date" office:date-value="2012-12-17">
            <text:p>17.12.12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>
            <text:p>Name:</text:p>
          </table:table-cell>
          <table:table-cell table:style-name="ce3" office:value-type="string">
            <text:p>Max </text:p>
          </table:table-cell>
        </table:table-row>
        <table:table-row table:style-name="ro2">
          <table:table-cell table:style-name="ce1" office:value-type="string">
            <text:p>Surname:</text:p>
          </table:table-cell>
          <table:table-cell table:style-name="ce3" office:value-type="string">
            <text:p>Mustermann</text:p>
          </table:table-cell>
        </table:table-row>
        <table:table-row table:style-name="ro2">
          <table:table-cell table:style-name="ce1" office:value-type="string">
            <text:p>Email:</text:p>
          </table:table-cell>
          <table:table-cell table:style-name="ce3" office:value-type="string">
            <text:p><text:a xlink:href="mailto:max.mustermann@itemis.d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2">
          <table:table-cell table:style-name="ce1" office:value-type="string">
            <text:p>Operating System Used:</text:p>
          </table:table-cell>
          <table:table-cell table:style-name="ce3" office:value-type="string">
            <text:p>WinXP 32</text:p>
          </table:table-cell>
        </table:table-row>
        <table:table-row table:style-name="ro2">
          <table:table-cell table:style-name="ce1" office:value-type="string">
            <text:p>Yakindu Version</text:p>
          </table:table-cell>
          <table:table-cell table:style-name="ce3" office:value-type="string">
            <text:p>SCT 2 Release</text:p>
          </table:table-cell>
        </table:table-row>
        <table:table-row table:style-name="ro1">
          <table:table-cell table:style-name="ce1" office:value-type="string">
            <text:p>Eclipse Version</text:p>
          </table:table-cell>
          <table:table-cell table:style-name="ce3" office:value-type="string">
            <text:p>Juno (4.2)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2-12-17">
            <text:p>17.12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4">
          <table:table-cell table:style-name="ce6" office:value-type="string">
            <text:p>T1.1</text:p>
          </table:table-cell>
          <table:table-cell table:style-name="ce6" office:value-type="string">
            <text:p>Add Yakindu plugins</text:p>
          </table:table-cell>
          <table:table-cell table:style-name="ce16" office:value-type="string">
            <text:p>Eclipse Modeling Distribution</text:p>
            <text:p>(<text:a xlink:href="http://www.eclipse.org/">http://www.eclipse.org</text:a>)</text:p>
          </table:table-cell>
          <table:table-cell table:style-name="ce20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juno/milestones/">http://updates.yakindu.com/juno/milestones/</text:a> as Location</text:p>
            <text:p>Click on <text:span text:style-name="T2">OK</text:span> button</text:p>
          </table:table-cell>
          <table:table-cell table:style-name="ce20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1.2</text:p>
          </table:table-cell>
          <table:table-cell table:style-name="ce6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0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</text:span><text:span text:style-name="T3">pops up continue with </text:span><text:span text:style-name="T3">the installation</text:span></text:p>
          </table:table-cell>
          <table:table-cell table:style-name="ce24" office:value-type="string">
            <text:p>An information box asking you to restart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6" office:value-type="string">
            <text:p>T1.3</text:p>
          </table:table-cell>
          <table:table-cell table:style-name="ce6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Accept to restart Eclipse</text:p>
            <text:p><text:span text:style-name="T4">Select </text:span><text:span text:style-name="T5">Help-&gt;About </text:span><text:span text:style-name="T5">Eclipse</text:span></text:p>
            <text:p><text:span text:style-name="T4">Click on </text:span><text:span text:style-name="T5">Installation </text:span><text:span text:style-name="T5">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0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</text:span><text:span text:style-name="T6">Model</text:span></text:p>
            <text:p><text:span text:style-name="T6">- Yakindu SCT SGraph </text:span><text:span text:style-name="T6">Model UI</text:span></text:p>
            <text:p><text:span text:style-name="T6">- Yakindu SCT </text:span><text:span text:style-name="T6">Simulation Core</text:span></text:p>
            <text:p><text:span text:style-name="T6">- Yakindu SCT </text:span><text:span text:style-name="T6">Simulation UI</text:span></text:p>
            <text:p><text:span text:style-name="T6">- Yakindu SCT SText </text:span></text:p>
            <text:p><text:span text:style-name="T6">- Yakindu SCT SText </text:span><text:span text:style-name="T6">Integration</text:span></text:p>
            <text:p><text:span text:style-name="T6">- Yakindu SCT SText </text:span><text:span text:style-name="T6">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2-12-17">
            <text:p>17.12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">
          <table:table-cell table:style-name="ce6" office:value-type="string">
            <text:p>T2.1</text:p>
          </table:table-cell>
          <table:table-cell table:style-name="ce6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0" office:value-type="string">
            <text:p>Click on <text:span text:style-name="T1">File-&gt;New-</text:span><text:span text:style-name="T1">&gt;Java Project</text:span></text:p>
            <text:p><text:span text:style-name="T7">Enter </text:span><text:span text:style-name="T1">TestProject</text:span><text:span text:style-name="T7"> as </text:span><text:span text:style-name="T7">new project name</text:span></text:p>
            <text:p><text:span text:style-name="T7">Click on </text:span><text:span text:style-name="T1">Finish</text:span><text:span text:style-name="T7"> button </text:span><text:span text:style-name="T7">to create the project</text:span></text:p>
          </table:table-cell>
          <table:table-cell table:style-name="ce20" office:value-type="string">
            <text:p>An new project TestProject is created in the workspac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2.2</text:p>
          </table:table-cell>
          <table:table-cell table:style-name="ce6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0" office:value-type="string">
            <text:p><text:span text:style-name="T8">Press </text:span><text:span text:style-name="T3">Ctrl-N</text:span><text:span text:style-name="T8"> to open the </text:span><text:span text:style-name="T8">New Wizard</text:span></text:p>
            <text:p><text:span text:style-name="T8">Expand the </text:span><text:span text:style-name="T3">Yakindu</text:span><text:span text:style-name="T8"> </text:span><text:span text:style-name="T8">tree entry and select </text:span><text:span text:style-name="T3">Yakindu Statechart </text:span><text:span text:style-name="T3">Model</text:span></text:p>
            <text:p><text:span text:style-name="T8">Click on </text:span><text:span text:style-name="T3">Next</text:span></text:p>
            <text:p><text:span text:style-name="T8">Enter </text:span><text:span text:style-name="T9">Staircase.sct</text:span><text:span text:style-name="T8"> as </text:span><text:span text:style-name="T8">name and click on </text:span><text:span text:style-name="T3">Finish</text:span><text:span text:style-name="T8"> button to create </text:span><text:span text:style-name="T8">the statechart</text:span></text:p>
          </table:table-cell>
          <table:table-cell table:style-name="ce24" office:value-type="string">
            <text:p>Confirm Perspective Switch dialog pops up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>
          <table:table-cell table:style-name="ce6" office:value-type="string">
            <text:p>T2.3</text:p>
          </table:table-cell>
          <table:table-cell table:style-name="ce6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7" office:value-type="string">
            <text:p><text:span text:style-name="T10">Click on </text:span><text:span text:style-name="T11">Yes</text:span><text:span text:style-name="T10"> button to </text:span><text:span text:style-name="T10">enable the yakindu </text:span><text:span text:style-name="T10">modeling perspective</text:span></text:p>
          </table:table-cell>
          <table:table-cell table:style-name="ce20" office:value-type="string">
            <text:p><text:span text:style-name="T6">A file named </text:span><text:span text:style-name="T13">Staircase.sct</text:span><text:span text:style-name="T6"> is created </text:span><text:span text:style-name="T6">in project explorer</text:span></text:p>
            <text:p><text:span text:style-name="T6">A new visual editor view </text:span><text:span text:style-name="T6">“Palette” is available.</text:span></text:p>
            <text:p><text:span text:style-name="T6">It contains different </text:span><text:span text:style-name="T6">elements (Region, </text:span><text:span text:style-name="T6">State...)</text:span></text:p>
            <text:p><text:span text:style-name="T6">The statechart contains </text:span><text:span text:style-name="T6">the Statechart </text:span><text:span text:style-name="T6">Specification Element, a </text:span><text:span text:style-name="T6">Region with an Entry </text:span><text:span text:style-name="T6">connected with a </text:span><text:span text:style-name="T6">unnamed state</text:span></text:p>
            <text:p><text:span text:style-name="T6">The state should have </text:span><text:span text:style-name="T6">an error marker with the </text:span><text:span text:style-name="T6">error “A state must have </text:span><text:span text:style-name="T6">a name”</text:span></text:p>
            <text:p><text:span text:style-name="T6">The Problem view </text:span><text:span text:style-name="T6">should contain two </text:span><text:span text:style-name="T6">errors.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6" office:value-type="string">
            <text:p>T2.4</text:p>
          </table:table-cell>
          <table:table-cell table:style-name="ce6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0" office:value-type="string">
            <text:p>Do a right click on the state to open the context menu</text:p>
            <text:p>Select Show Properties View</text:p>
          </table:table-cell>
          <table:table-cell table:style-name="ce20" office:value-type="string">
            <text:p>The properties view is opened displaying the selected state propertie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2.5</text:p>
          </table:table-cell>
          <table:table-cell table:style-name="ce6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0" office:value-type="string">
            <text:p>Enter <text:span text:style-name="T12">LightOff</text:span> as new “State name”: in properties view</text:p>
            <text:p>Press tab to change focus</text:p>
          </table:table-cell>
          <table:table-cell table:style-name="ce20" office:value-type="string">
            <text:p>The states name should change to<text:span text:style-name="T12"> LightOff</text:span></text:p>
            <text:p>The error markers disappear</text:p>
            <text:p>The editor is marked as dir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6</text:p>
          </table:table-cell>
          <table:table-cell table:style-name="ce6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0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0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7</text:p>
          </table:table-cell>
          <table:table-cell table:style-name="ce6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8</text:p>
          </table:table-cell>
          <table:table-cell table:style-name="ce6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0" office:value-type="string">
            <text:p>Enter following code in state specification of state <text:span text:style-name="T12">LightOff</text:span>:</text:p>
            <text:p/>
            <text:p>entry / light = false</text:p>
            <text:p/>
            <text:p><text:span text:style-name="T6">Enter following code in </text:span><text:span text:style-name="T6">state specification of </text:span><text:span text:style-name="T6">state </text:span><text:span text:style-name="T13">LightOn</text:span><text:span text:style-name="T6">:</text:span></text:p>
            <text:p><text:span text:style-name="T6"/></text:p>
            <text:p><text:span text:style-name="T6">entry / light = true</text:span>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9</text:p>
          </table:table-cell>
          <table:table-cell table:style-name="ce6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k<text:span text:style-name="T12">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0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10</text:p>
          </table:table-cell>
          <table:table-cell table:style-name="ce6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0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Point</text:p>
            <text:p>- Choice</text:p>
            <text:p>- Synchronization</text:p>
          </table:table-cell>
          <table:table-cell table:style-name="ce20" office:value-type="string">
            <text:p>Check if every element is drawed correctly (size, color, appearance etc.)</text:p>
            <text:p/>
            <text:p>Check if error markers are set correctly if incoming transitions or names are missing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2.11</text:p>
          </table:table-cell>
          <table:table-cell table:style-name="ce6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0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0" office:value-type="string">
            <text:p>Region should be copied with all including elem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2.12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T2.11</text:p>
          </table:table-cell>
          <table:table-cell table:style-name="ce20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0" office:value-type="string">
            <text:p>All elements should be remov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2.1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2</text:p>
          </table:table-cell>
          <table:table-cell table:style-name="ce20" office:value-type="string">
            <text:p>Enable SC Modeling Perspective </text:p>
            <text:p>Expand the Staircase.sct file in the Package Explorer</text:p>
            <text:p/>
          </table:table-cell>
          <table:table-cell table:style-name="ce20" office:value-type="string">
            <text:p>Statechart Staircase should be displayed as child with icon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3">
          <table:table-cell table:style-name="ce6" office:value-type="string">
            <text:p>T2.13.1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</text:p>
          </table:table-cell>
          <table:table-cell table:style-name="ce20" office:value-type="string">
            <text:p>Expand the Statechart Staircase entry in the tree view</text:p>
            <text:p/>
          </table:table-cell>
          <table:table-cell table:style-name="ce20" office:value-type="string">
            <text:p>The two interfaces and the region should be display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8">
          <table:table-cell table:style-name="ce6" office:value-type="string">
            <text:p>T2.13.2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1</text:p>
          </table:table-cell>
          <table:table-cell table:style-name="ce20" office:value-type="string">
            <text:p>Expand the interface entries in the tree view</text:p>
            <text:p/>
          </table:table-cell>
          <table:table-cell table:style-name="ce20" office:value-type="string">
            <text:p>The variables and events of the interfaces should be list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3">
          <table:table-cell table:style-name="ce6" office:value-type="string">
            <text:p>T2.13.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2</text:p>
          </table:table-cell>
          <table:table-cell table:style-name="ce20" office:value-type="string">
            <text:p>Expand the region entry in the tree view</text:p>
            <text:p/>
          </table:table-cell>
          <table:table-cell table:style-name="ce20" office:value-type="string">
            <text:p>The initial state and the states LightOff and LightOn should be displayed as children with icons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6" office:value-type="string">
            <text:p>T2.13.4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3</text:p>
          </table:table-cell>
          <table:table-cell table:style-name="ce20" office:value-type="string">
            <text:p>Expand the states entries in the tree view</text:p>
            <text:p/>
          </table:table-cell>
          <table:table-cell table:style-name="ce20" office:value-type="string">
            <text:p>The outgoing transitions of the states should be displayed with icon and trigger/guar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2-12-17">
            <text:p>17.12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2">
          <table:table-cell table:style-name="ce6" office:value-type="string">
            <text:p>T3.1</text:p>
          </table:table-cell>
          <table:table-cell table:style-name="ce6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he TestProject</text:p>
            <text:p>Select <text:span text:style-name="T1">Run-&gt;Run </text:span><text:span text:style-name="T1">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0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0"/>
          <table:table-cell table:style-name="ce30"/>
          <table:table-cell table:style-name="ce26" table:number-columns-repeated="1017"/>
        </table:table-row>
        <table:table-row table:style-name="ro12">
          <table:table-cell table:style-name="ce6" office:value-type="string">
            <text:p>T3.2</text:p>
          </table:table-cell>
          <table:table-cell table:style-name="ce6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Click on the event <text:span text:style-name="T12">keypress</text:span> in the Declarations View</text:p>
          </table:table-cell>
          <table:table-cell table:style-name="ce24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orange</text:p>
            <text:p>Variable <text:span text:style-name="T12">light</text:span> is set to true</text:p>
            <text:p/>
            <text:p>After 30 seconds state<text:span text:style-name="T12"> </text:span><text:span text:style-name="T12">LightOff</text:span> and it's incoming transition are highlighted</text:p>
            <text:p>Variable <text:span text:style-name="T12">light</text:span> is set to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3.3</text:p>
          </table:table-cell>
          <table:table-cell table:style-name="ce6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7" office:value-type="string">
            <text:p>Click on the <text:span text:style-name="T1">Terminate</text:span> button in the Debug View to stop the simulation</text:p>
          </table:table-cell>
          <table:table-cell table:style-name="ce20" office:value-type="string">
            <text:p>Simulation is stopped</text:p>
            <text:p>No state is highlighted</text:p>
            <text:p>The Declarations View is emp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3.4</text:p>
          </table:table-cell>
          <table:table-cell table:style-name="ce29" office:value-type="string">
            <text:p>Change time scale while running simulation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run simulation --&gt; Adjust the time Scale Slider to 50.0 </text:p>
          </table:table-cell>
          <table:table-cell table:style-name="ce20" office:value-type="string">
            <text:p>virtual time should run 50 times faster than real tim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3.5</text:p>
          </table:table-cell>
          <table:table-cell table:style-name="ce29" office:value-type="string">
            <text:p>Change time scale before running simul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Adjust the time Scale Slider to 50.0 → run simulation</text:p>
          </table:table-cell>
          <table:table-cell table:style-name="ce20" office:value-type="string">
            <text:p>virtual time should run 50 times faster than real tim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 table:number-rows-repeated="4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6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2-12-17">
            <text:p>17.12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office:value-type="string">
            <text:p>T4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Yakindu Statechart Tools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7"/>
          <table:table-cell table:style-name="ce12"/>
          <table:table-cell table:style-name="ce7"/>
          <table:table-cell table:style-name="ce22"/>
          <table:table-cell table:style-name="ce32"/>
          <table:table-cell table:style-name="ce22" table:number-columns-repeated="2"/>
          <table:table-cell table:style-name="ce26" table:number-columns-repeated="1017"/>
        </table:table-row>
        <table:table-row table:style-name="ro6">
          <table:table-cell table:style-name="ce7"/>
          <table:table-cell table:style-name="ce12"/>
          <table:table-cell table:style-name="ce7"/>
          <table:table-cell table:style-name="ce31"/>
          <table:table-cell table:style-name="ce22" table:number-columns-repeated="3"/>
          <table:table-cell table:style-name="ce26" table:number-columns-repeated="1017"/>
        </table:table-row>
        <table:table-row table:style-name="ro6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6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2-12-17">
            <text:p>17.12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6">
          <table:table-cell table:style-name="ce6" table:number-columns-repeated="4"/>
          <table:table-cell table:style-name="ce20" table:number-columns-repeated="3"/>
          <table:table-cell table:style-name="ce26" table:number-columns-repeated="1017"/>
        </table:table-row>
        <table:table-row table:style-name="ro4">
          <table:table-cell table:style-name="ce6" office:value-type="string">
            <text:p>T5.2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1.sct from svn repository</text:p>
          </table:table-cell>
          <table:table-cell table:style-name="ce6" office:value-type="string">
            <text:p>Open statechart ExpressionError01.sct</text:p>
          </table:table-cell>
          <table:table-cell table:style-name="ce20" office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3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3.sct from svn repository</text:p>
          </table:table-cell>
          <table:table-cell table:style-name="ce6" office:value-type="string">
            <text:p>Open statechart ExpressionError03.sct</text:p>
          </table:table-cell>
          <table:table-cell table:style-name="ce20" office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4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4.sct from svn repository</text:p>
          </table:table-cell>
          <table:table-cell table:style-name="ce6" office:value-type="string">
            <text:p>Open statechart ExpressionError04.sct</text:p>
          </table:table-cell>
          <table:table-cell table:style-name="ce20" office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5.5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5.sct from svn repository</text:p>
          </table:table-cell>
          <table:table-cell table:style-name="ce6" office:value-type="string">
            <text:p>Open statechart ExpressionError05.sct</text:p>
          </table:table-cell>
          <table:table-cell table:style-name="ce20" office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5.6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1.sct from svn repository</text:p>
          </table:table-cell>
          <table:table-cell table:style-name="ce6" office:value-type="string">
            <text:p>Open statechart StatechartError01.sct</text:p>
          </table:table-cell>
          <table:table-cell table:style-name="ce20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7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2.sct from svn repository</text:p>
          </table:table-cell>
          <table:table-cell table:style-name="ce6" office:value-type="string">
            <text:p>Open statechart StatechartError02.sct</text:p>
          </table:table-cell>
          <table:table-cell table:style-name="ce20" office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8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3.sct from svn repository</text:p>
          </table:table-cell>
          <table:table-cell table:style-name="ce6" office:value-type="string">
            <text:p>Open statechart StatechartError03.sct</text:p>
          </table:table-cell>
          <table:table-cell table:style-name="ce20" office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9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4.sct from svn repository</text:p>
          </table:table-cell>
          <table:table-cell table:style-name="ce6" office:value-type="string">
            <text:p>Open statechart StatechartError04.sct</text:p>
          </table:table-cell>
          <table:table-cell table:style-name="ce20" office:value-type="string">
            <text:p>There should be an error marker on state 'B' with error message:</text:p>
            <text:p/>
            <text:p>"Node is not reachable due to missing incom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10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5.sct from svn repository</text:p>
          </table:table-cell>
          <table:table-cell table:style-name="ce6" office:value-type="string">
            <text:p>Open statechart StatechartError05.sct</text:p>
          </table:table-cell>
          <table:table-cell table:style-name="ce20" office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11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6.sct from svn repository</text:p>
          </table:table-cell>
          <table:table-cell table:style-name="ce6" office:value-type="string">
            <text:p>Open statechart StatechartError06.sct</text:p>
          </table:table-cell>
          <table:table-cell table:style-name="ce20" office:value-type="string">
            <text:p>There should be an error marker on Choice with error message:</text:p>
            <text:p/>
            <text:p>"Choices must have at least one outgo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 table:number-rows-repeated="7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2-12-17">
            <text:p>17.12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5">
          <table:table-cell table:style-name="ce6" office:value-type="string">
            <text:p>T6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<text:span text:style-name="T6">Select transition with </text:span><text:span text:style-name="T13">keypress</text:span><text:span text:style-name="T6"> trigger</text:span></text:p>
            <text:p><text:span text:style-name="T6">Enter an A. before </text:span><text:span text:style-name="T13">keypress</text:span><text:span text:style-name="T6"> to qualify the </text:span><text:span text:style-name="T6">event</text:span></text:p>
          </table:table-cell>
          <table:table-cell table:style-name="ce20" office:value-type="string">
            <text:p>Qualified events as transition trigg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6">
          <table:table-cell table:style-name="ce33" office:value-type="string">
            <text:p>T6.2</text:p>
          </table:table-cell>
          <table:table-cell table:style-name="ce33" office:value-type="string">
            <text:p>Create another statechart</text:p>
          </table:table-cell>
          <table:table-cell table:style-name="ce33" office:value-type="string">
            <text:p>T6.1</text:p>
          </table:table-cell>
          <table:table-cell table:style-name="ce34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</text:span><text:span text:style-name="T6">specification:</text:span></text:p>
            <text:p><text:span text:style-name="T6"/></text:p>
            <text:p><text:span text:style-name="T6">namespace </text:span><text:span text:style-name="T6">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5" office:value-type="string">
            <text:p>A new statechart OtherStatechart with two interfaces created 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7">
          <table:table-cell table:style-name="ce6" office:value-type="string">
            <text:p>T6.3</text:p>
          </table:table-cell>
          <table:table-cell table:style-name="ce6" office:value-type="string">
            <text:p>Test State Proposals</text:p>
          </table:table-cell>
          <table:table-cell table:style-name="ce6" office:value-type="string">
            <text:p>T6.2</text:p>
          </table:table-cell>
          <table:table-cell table:style-name="ce20" office:value-type="string">
            <text:p>Open statechart <text:span text:style-name="T12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4" office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8">
          <table:table-cell table:style-name="ce6" office:value-type="string">
            <text:p>T6.4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7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6" office:value-type="string">
            <text:p><text:span text:style-name="T16">Only following proposals </text:span><text:span text:style-name="T16">should be displayed:</text:span></text:p>
            <text:p><text:span text:style-name="T16">- A</text:span></text:p>
            <text:p><text:span text:style-name="T16">- B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very</text:span></text:p>
            <text:p><text:span text:style-name="T16">- oncycle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9">
          <table:table-cell table:style-name="ce6" office:value-type="string">
            <text:p>T6.5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4</text:p>
          </table:table-cell>
          <table:table-cell table:style-name="ce27" office:value-type="string">
            <text:p><text:span text:style-name="T14">Move cursor after </text:span><text:span text:style-name="T15">A.keypress</text:span><text:span text:style-name="T14"> and press </text:span><text:span text:style-name="T14">CTRL-Space</text:span></text:p>
          </table:table-cell>
          <table:table-cell table:style-name="ce36" office:value-type="string">
            <text:p><text:span text:style-name="T16">Only following proposals </text:span><text:span text:style-name="T16">should be displayed:</text:span></text:p>
            <text:p><text:span text:style-name="T16">- keypress</text:span></text:p>
            <text:p><text:span text:style-name="T16">- ,</text:span></text:p>
            <text:p><text:span text:style-name="T16">- .</text:span></text:p>
            <text:p><text:span text:style-name="T16">- /</text:span></text:p>
            <text:p><text:span text:style-name="T16">- [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6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2-12-17">
            <text:p>17.12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0">
          <table:table-cell table:style-name="ce33" office:value-type="string">
            <text:p>T7.1</text:p>
          </table:table-cell>
          <table:table-cell table:style-name="ce38" office:value-type="string">
            <text:p>Create Xpand Generator</text:p>
          </table:table-cell>
          <table:table-cell table:style-name="ce38" office:value-type="string">
            <text:p>T2.6</text:p>
            <text:p>Xpand (via Install Modeling Components)</text:p>
          </table:table-cell>
          <table:table-cell table:style-name="ce34" office:value-type="string">
            <text:p>Select the TestProject in the Package Explorer</text:p>
            <text:p>Select <text:span text:style-name="T1">File-&gt;New-</text:span><text:span text:style-name="T1">&gt;Project...</text:span></text:p>
            <text:p/>
            <text:p>Select <text:span text:style-name="T1">Yakindu-</text:span><text:span text:style-name="T1">&gt;YAKINDU Xpand </text:span><text:span text:style-name="T1">Generator Project</text:span></text:p>
            <text:p>Click on <text:span text:style-name="T1">Next</text:span> button</text:p>
            <text:p/>
            <text:p>Enter <text:span text:style-name="T12">TestProject.generator.x</text:span><text:span text:style-name="T12">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</text:span><text:span text:style-name="T12">and.TextGenerator</text:span></text:p>
            <text:p>- Generator description: <text:span text:style-name="T12">A generator to create </text:span><text:span text:style-name="T12">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5" office:value-type="string">
            <text:p>Project TestProject.generator.xpand created in workspace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6">
          <table:table-cell table:style-name="ce6" office:value-type="string">
            <text:p>T7.2</text:p>
          </table:table-cell>
          <table:table-cell table:style-name="ce38" office:value-type="string">
            <text:p>Create Xtend2/Java Generator</text:p>
          </table:table-cell>
          <table:table-cell table:style-name="ce38" office:value-type="string">
            <text:p>T2.6</text:p>
            <text:p>Xtext (via Install Modeling Components)</text:p>
          </table:table-cell>
          <table:table-cell table:style-name="ce34" office:value-type="string">
            <text:p>Select the TestProject in the Package Explorer</text:p>
            <text:p>Select <text:span text:style-name="T1">File-&gt;New-</text:span><text:span text:style-name="T1">&gt;Project...</text:span></text:p>
            <text:p/>
            <text:p>Select <text:span text:style-name="T1">Yakindu-</text:span><text:span text:style-name="T1">&gt;YAKINDU </text:span><text:span text:style-name="T1">Xtend2/Java Generator </text:span><text:span text:style-name="T1">Project</text:span></text:p>
            <text:p>Click on <text:span text:style-name="T1">Next</text:span> button</text:p>
            <text:p/>
            <text:p>Enter <text:span text:style-name="T12">TestProject.generator.xt</text:span><text:span text:style-name="T12">end</text:span> as Project name</text:p>
            <text:p>Enter <text:span text:style-name="T12">testproject.generator.xte</text:span><text:span text:style-name="T12">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5" office:value-type="string">
            <text:p>TestProject.generator.xtend created in workspace</text:p>
            <text:p/>
          </table:table-cell>
          <table:table-cell table:style-name="ce34" table:number-columns-repeated="2"/>
          <table:table-cell table:style-name="ce26" table:number-columns-repeated="1017"/>
        </table:table-row>
        <table:table-row table:style-name="ro6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6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 Wizar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2-12-17">
            <text:p>17.12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2">
          <table:table-cell table:style-name="ce33" office:value-type="string">
            <text:p>T8.1</text:p>
          </table:table-cell>
          <table:table-cell table:style-name="ce38" office:value-type="string">
            <text:p>Create Generator Model</text:p>
            <text:p>for Java</text:p>
          </table:table-cell>
          <table:table-cell table:style-name="ce33" office:value-type="string">
            <text:p>T2.6</text:p>
          </table:table-cell>
          <table:table-cell table:style-name="ce34" office:value-type="string">
            <text:p>Select <text:span text:style-name="T1">TestProject</text:span> in Package Explorer</text:p>
            <text:p>Select <text:span text:style-name="T1">File-&gt;New-</text:span><text:span text:style-name="T1">&gt;Other</text:span> (CTRL+N) from the menu</text:p>
            <text:p>Select <text:span text:style-name="T1">Yakindu-</text:span><text:span text:style-name="T1">&gt;YAKINDU Statechart </text:span><text:span text:style-name="T1">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</text:span><text:span text:style-name="T1">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8">
          <table:table-cell table:style-name="ce33" office:value-type="string">
            <text:p>T8.1.1</text:p>
          </table:table-cell>
          <table:table-cell table:style-name="ce38" office:value-type="string">
            <text:p>Change Output Folder</text:p>
          </table:table-cell>
          <table:table-cell table:style-name="ce33" office:value-type="string">
            <text:p>T8.1</text:p>
          </table:table-cell>
          <table:table-cell table:style-name="ce34" office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5" office:value-type="string">
            <text:p>Folder <text:span text:style-name="T12">src-gen-java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2">
          <table:table-cell table:style-name="ce6" office:value-type="string">
            <text:p>T8.2</text:p>
          </table:table-cell>
          <table:table-cell table:style-name="ce6" office:value-type="string">
            <text:p>Create Generator Model</text:p>
            <text:p>for C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</text:span><text:span text:style-name="T6">Package Explorer</text:span></text:p>
            <text:p><text:span text:style-name="T6">Select </text:span><text:span text:style-name="T3">File-&gt;New-</text:span><text:span text:style-name="T3">&gt;Other</text:span><text:span text:style-name="T6"> (CTRL+N) from </text:span><text:span text:style-name="T6">the menu</text:span></text:p>
            <text:p><text:span text:style-name="T6">Select </text:span><text:span text:style-name="T3">Yakindu-</text:span><text:span text:style-name="T3">&gt;YAKINDU Statechart </text:span><text:span text:style-name="T3">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</text:span><text:span text:style-name="T6">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</text:span><text:span text:style-name="T3">Code Generator</text:span><text:span text:style-name="T6"> and </text:span><text:span text:style-name="T6">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5" office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33" office:value-type="string">
            <text:p>T8.2.1</text:p>
          </table:table-cell>
          <table:table-cell table:style-name="ce38" office:value-type="string">
            <text:p>Change Output Folder</text:p>
          </table:table-cell>
          <table:table-cell table:style-name="ce33" office:value-type="string">
            <text:p>T8.2</text:p>
          </table:table-cell>
          <table:table-cell table:style-name="ce34" office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5" office:value-type="string">
            <text:p>Folder <text:span text:style-name="T12">src-gen-c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2">
          <table:table-cell table:style-name="ce6" office:value-type="string">
            <text:p>T8.3</text:p>
          </table:table-cell>
          <table:table-cell table:style-name="ce6" office:value-type="string">
            <text:p>Create Generator Model</text:p>
            <text:p>for C++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</text:span><text:span text:style-name="T6">Package Explorer</text:span></text:p>
            <text:p><text:span text:style-name="T6">Select </text:span><text:span text:style-name="T3">File-&gt;New-</text:span><text:span text:style-name="T3">&gt;Other</text:span><text:span text:style-name="T6"> (CTRL+N) from </text:span><text:span text:style-name="T6">the menu</text:span></text:p>
            <text:p><text:span text:style-name="T6">Select </text:span><text:span text:style-name="T3">Yakindu-</text:span><text:span text:style-name="T3">&gt;YAKINDU Statechart </text:span><text:span text:style-name="T3">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</text:span><text:span text:style-name="T6">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</text:span><text:span text:style-name="T3">Code Generator</text:span><text:span text:style-name="T6"> and </text:span><text:span text:style-name="T6">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5" office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33" office:value-type="string">
            <text:p>T8.3.1</text:p>
          </table:table-cell>
          <table:table-cell table:style-name="ce38" office:value-type="string">
            <text:p>Change Output Folder</text:p>
          </table:table-cell>
          <table:table-cell table:style-name="ce33" office:value-type="string">
            <text:p>T8.2</text:p>
          </table:table-cell>
          <table:table-cell table:style-name="ce34" office:value-type="string">
            <text:p>Open file <text:span text:style-name="T12">StaircaseC+</text:span><text:span text:style-name="T12">+.sgen</text:span></text:p>
            <text:p>Change targetFolder to <text:span text:style-name="T12">src-gen-cpp</text:span></text:p>
          </table:table-cell>
          <table:table-cell table:style-name="ce35" office:value-type="string">
            <text:p>Folder <text:span text:style-name="T12">src-gen-cpp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2">
          <table:table-cell table:style-name="ce6" office:value-type="string">
            <text:p>T8.4</text:p>
          </table:table-cell>
          <table:table-cell table:style-name="ce6" office:value-type="string">
            <text:p>Create Generator Model</text:p>
            <text:p>for Custom Xpand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</text:span><text:span text:style-name="T6">Package Explorer</text:span></text:p>
            <text:p><text:span text:style-name="T6">Select </text:span><text:span text:style-name="T3">File-&gt;New-</text:span><text:span text:style-name="T3">&gt;Other</text:span><text:span text:style-name="T6"> (CTRL+N) from </text:span><text:span text:style-name="T6">the menu</text:span></text:p>
            <text:p><text:span text:style-name="T6">Select </text:span><text:span text:style-name="T3">Yakindu-</text:span><text:span text:style-name="T3">&gt;YAKINDU Statechart </text:span><text:span text:style-name="T3">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</text:span><text:span text:style-name="T6">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pand-</text:span><text:span text:style-name="T3">based Generator</text:span><text:span text:style-name="T6"> and </text:span><text:span text:style-name="T6">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5" office:value-type="string">
            <text:p>File <text:span text:style-name="T12">StaircaseXpand.sgen</text:span> created with initial settings</text:p>
            <text:p>An Evaluation exception:</text:p>
            <text:p>No Definition org::yakindu::sct::generator::xpand::Main::main(sgen::GeneratorEntry) for sexec::ExecutionFlow could be found!</text:p>
            <text:p><text:tab/>Internal error : element was null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1">
          <table:table-cell table:style-name="ce6" office:value-type="string">
            <text:p>T8.4.1</text:p>
          </table:table-cell>
          <table:table-cell table:style-name="ce6" office:value-type="string">
            <text:p>Setup Xpand Generator Model</text:p>
          </table:table-cell>
          <table:table-cell table:style-name="ce6" office:value-type="string">
            <text:p>T8.4</text:p>
          </table:table-cell>
          <table:table-cell table:style-name="ce36" office:value-type="string">
            <text:p><text:span text:style-name="T16">Open file </text:span><text:span text:style-name="T17">StaircaseXpand.sgen </text:span><text:span text:style-name="T17">and set following </text:span><text:span text:style-name="T17">features:</text:span></text:p>
            <text:p><text:span text:style-name="T16">- targetFolder = "src-</text:span><text:span text:style-name="T16">gen-xpand"</text:span></text:p>
            <text:p><text:span text:style-name="T18">- templateProject = </text:span><text:span text:style-name="T18">"TestProject.generator.x</text:span><text:span text:style-name="T18">pand"</text:span></text:p>
            <text:p><text:span text:style-name="T18">- templatePath = </text:span><text:span text:style-name="T18">"testproject::generator::x</text:span><text:span text:style-name="T18">pand::TextGenerator::m</text:span><text:span text:style-name="T18">ain"</text:span></text:p>
          </table:table-cell>
          <table:table-cell table:style-name="ce20" office:value-type="string">
            <text:p>Folder <text:span text:style-name="T12">src-gen-xpa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2">
          <table:table-cell table:style-name="ce6" office:value-type="string">
            <text:p>T8.5</text:p>
          </table:table-cell>
          <table:table-cell table:style-name="ce6" office:value-type="string">
            <text:p>Create Generator Model for Custom Xtend/Java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</text:span><text:span text:style-name="T6">Package Explorer</text:span></text:p>
            <text:p><text:span text:style-name="T6">Select </text:span><text:span text:style-name="T3">File-&gt;New-</text:span><text:span text:style-name="T3">&gt;Other</text:span><text:span text:style-name="T6"> (CTRL+N) from </text:span><text:span text:style-name="T6">the menu</text:span></text:p>
            <text:p><text:span text:style-name="T6">Select </text:span><text:span text:style-name="T3">Yakindu-</text:span><text:span text:style-name="T3">&gt;YAKINDU Statechart </text:span><text:span text:style-name="T3">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</text:span><text:span text:style-name="T6">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</text:span><text:span text:style-name="T3">Xtend2/Java-based </text:span><text:span text:style-name="T3">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5" office:value-type="string">
            <text:p>File <text:span text:style-name="T12">StaircaseXtend.sgen</text:span> created with initial settings</text:p>
            <text:p/>
            <text:p>An exception in console view:</text:p>
            <text:p/>
            <text:p>java.lang.ClassNotFoundException: org.yakindu.sct.generator.Generato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1">
          <table:table-cell table:style-name="ce6" office:value-type="string">
            <text:p>T8.5.1</text:p>
          </table:table-cell>
          <table:table-cell table:style-name="ce6" office:value-type="string">
            <text:p>Setup Xtend Generator Model</text:p>
          </table:table-cell>
          <table:table-cell table:style-name="ce6" office:value-type="string">
            <text:p>T8.5</text:p>
          </table:table-cell>
          <table:table-cell table:style-name="ce36" office:value-type="string">
            <text:p><text:span text:style-name="T16">Open file </text:span><text:span text:style-name="T17">StaircaseXtend.sgen </text:span><text:span text:style-name="T17">and set following </text:span><text:span text:style-name="T17">features:</text:span></text:p>
            <text:p><text:span text:style-name="T16">- targetFolder = "src-</text:span><text:span text:style-name="T16">gen-xtend"</text:span></text:p>
            <text:p><text:span text:style-name="T18">- generatorProject = </text:span><text:span text:style-name="T18">"TestProject.generator.x</text:span><text:span text:style-name="T18">tend"</text:span></text:p>
            <text:p><text:span text:style-name="T18">- generatorClass = </text:span><text:span text:style-name="T18">"testproject.generator.xt</text:span><text:span text:style-name="T18">end.XtendGenerator"</text:span></text:p>
          </table:table-cell>
          <table:table-cell table:style-name="ce20" office:value-type="string">
            <text:p>Folder <text:span text:style-name="T12">src-gen-xte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6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2-12-17">
            <text:p>17.12.1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21">
          <table:table-cell table:style-name="ce33" office:value-type="string">
            <text:p>T9.1</text:p>
          </table:table-cell>
          <table:table-cell table:style-name="ce38" office:value-type="string">
            <text:p>Statechart Proposals <text:s/>and documentation</text:p>
          </table:table-cell>
          <table:table-cell table:style-name="ce33" office:value-type="string">
            <text:p>T2.6</text:p>
          </table:table-cell>
          <table:table-cell table:style-name="ce34" office:value-type="string">
            <text:p>Select Statechart Properties view.</text:p>
            <text:p>Hit Ctrl+Space</text:p>
            <text:p>Expected proposals: “internal”, “interface”, “namespace”</text:p>
            <text:p>Check if the proper documentation is displayed for every proposal</text:p>
          </table:table-cell>
          <table:table-cell table:style-name="ce35" office:value-type="string">
            <text:p>All proposals and documentation <text:s/>checked</text:p>
          </table:table-cell>
          <table:table-cell table:style-name="ce34" table:number-columns-repeated="2"/>
        </table:table-row>
        <table:table-row table:style-name="ro3">
          <table:table-cell table:style-name="ce33" office:value-type="string">
            <text:p>T9.1.1</text:p>
          </table:table-cell>
          <table:table-cell table:style-name="ce38" office:value-type="string">
            <text:p>Statechart Proposals <text:s/>- interface</text:p>
          </table:table-cell>
          <table:table-cell table:style-name="ce33" office:value-type="string">
            <text:p>T9.1</text:p>
          </table:table-cell>
          <table:table-cell table:style-name="ce34" office:value-type="string">
            <text:p>enter “interface” and hit Ctrl+Space</text:p>
            <text:p>Expected proposals: “ : ” , “Name-”</text:p>
          </table:table-cell>
          <table:table-cell table:style-name="ce35"/>
          <table:table-cell table:style-name="ce34" table:number-columns-repeated="2"/>
        </table:table-row>
        <table:table-row table:style-name="ro3">
          <table:table-cell table:style-name="ce33" office:value-type="string">
            <text:p>T9.1.2</text:p>
          </table:table-cell>
          <table:table-cell table:style-name="ce6" office:value-type="string">
            <text:p>Statechart Proposals – internal</text:p>
          </table:table-cell>
          <table:table-cell table:style-name="ce6" office:value-type="string">
            <text:p>T9.1</text:p>
          </table:table-cell>
          <table:table-cell table:style-name="ce20" office:value-type="string">
            <text:p>enter “internal” and hit Ctrl+Space</text:p>
            <text:p>Expected proposals: “ : “</text:p>
          </table:table-cell>
          <table:table-cell table:style-name="ce35"/>
          <table:table-cell table:style-name="ce20" table:number-columns-repeated="2"/>
        </table:table-row>
        <table:table-row table:style-name="ro3">
          <table:table-cell table:style-name="ce33" office:value-type="string">
            <text:p>T9.1.3</text:p>
          </table:table-cell>
          <table:table-cell table:style-name="ce38" office:value-type="string">
            <text:p>Statechart Proposals – Namespace</text:p>
          </table:table-cell>
          <table:table-cell table:style-name="ce33" office:value-type="string">
            <text:p>T8.2</text:p>
          </table:table-cell>
          <table:table-cell table:style-name="ce34" office:value-type="string">
            <text:p>enter “namespace” and hit Ctrl+Space</text:p>
            <text:p>Expected proposals : </text:p>
          </table:table-cell>
          <table:table-cell table:style-name="ce35"/>
          <table:table-cell table:style-name="ce34" table:number-columns-repeated="2"/>
        </table:table-row>
        <table:table-row table:style-name="ro19">
          <table:table-cell table:style-name="ce33" office:value-type="string">
            <text:p>T9.2</text:p>
          </table:table-cell>
          <table:table-cell table:style-name="ce6" office:value-type="string">
            <text:p>Transition proposals and document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5"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9">
          <table:table-cell table:style-name="ce33" office:value-type="string">
            <text:p>T9.2.1</text:p>
          </table:table-cell>
          <table:table-cell table:style-name="ce38" office:value-type="string">
            <text:p>Transition proposals after “after”</text:p>
          </table:table-cell>
          <table:table-cell table:style-name="ce33" office:value-type="string">
            <text:p>T9.2</text:p>
          </table:table-cell>
          <table:table-cell table:style-name="ce34" office:value-type="string">
            <text:p>enter “after” as keyword and hit Ctrl+Space</text:p>
            <text:p>Expected proposals : “Value”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9">
          <table:table-cell table:style-name="ce33" office:value-type="string">
            <text:p>T9.2.2</text:p>
          </table:table-cell>
          <table:table-cell table:style-name="ce6" office:value-type="string">
            <text:p>Transition proposals after “every”</text:p>
          </table:table-cell>
          <table:table-cell table:style-name="ce6" office:value-type="string">
            <text:p>T9.2</text:p>
          </table:table-cell>
          <table:table-cell table:style-name="ce20" office:value-type="string">
            <text:p>enter “every” as keyword and hit Ctrl+Space</text:p>
            <text:p>Expected proposals : “Value”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20" table:number-columns-repeated="2"/>
        </table:table-row>
        <table:table-row table:style-name="ro9">
          <table:table-cell table:style-name="ce33" office:value-type="string">
            <text:p>T9.3</text:p>
          </table:table-cell>
          <table:table-cell table:style-name="ce6" office:value-type="string">
            <text:p>State proposals and Documentation</text:p>
          </table:table-cell>
          <table:table-cell table:style-name="ce6" office:value-type="string">
            <text:p>T2.6</text:p>
          </table:table-cell>
          <table:table-cell table:style-name="ce36" office:value-type="string">
            <text:p>Select State Properties view. Hit Ctrl+Space.</text:p>
            <text:p>Expected proposals: “after”, “always”, “default”, “else”, “entry”, “entrypoint”, “every”, “exit”, “exitpoint”, “oncycle” <text:s text:c="2"/>Check if the proper documentation is displayed for every proposal</text:p>
          </table:table-cell>
          <table:table-cell table:style-name="ce20"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9">
          <table:table-cell table:style-name="ce33" office:value-type="string">
            <text:p>T9.3.1</text:p>
          </table:table-cell>
          <table:table-cell table:style-name="ce38" office:value-type="string">
            <text:p>State proposals after “after”</text:p>
          </table:table-cell>
          <table:table-cell table:style-name="ce33" office:value-type="string">
            <text:p>T9.3</text:p>
          </table:table-cell>
          <table:table-cell table:style-name="ce34" office:value-type="string">
            <text:p>enter “after” as keyword and hit Ctrl+Space</text:p>
            <text:p>Expected proposals : “Value”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3">
          <table:table-cell table:style-name="ce33" office:value-type="string">
            <text:p>T9.3.2</text:p>
          </table:table-cell>
          <table:table-cell table:style-name="ce38" office:value-type="string">
            <text:p>State proposals after “entrypoint”</text:p>
          </table:table-cell>
          <table:table-cell table:style-name="ce33" office:value-type="string">
            <text:p>T9.3</text:p>
          </table:table-cell>
          <table:table-cell table:style-name="ce34" office:value-type="string">
            <text:p>enter “entrypoint” as keyword and hit Ctrl+Space</text:p>
            <text:p>Expected proposals : “Name-ID” </text:p>
            <text:p/>
          </table:table-cell>
          <table:table-cell table:style-name="ce35"/>
          <table:table-cell table:style-name="ce34" table:number-columns-repeated="2"/>
        </table:table-row>
        <table:table-row table:style-name="ro9">
          <table:table-cell table:style-name="ce33" office:value-type="string">
            <text:p>T9.3.3</text:p>
          </table:table-cell>
          <table:table-cell table:style-name="ce38" office:value-type="string">
            <text:p>State proposals after “every”</text:p>
          </table:table-cell>
          <table:table-cell table:style-name="ce33" office:value-type="string">
            <text:p>T9.3</text:p>
          </table:table-cell>
          <table:table-cell table:style-name="ce34" office:value-type="string">
            <text:p>enter “every” as keyword and hit Ctrl+Space</text:p>
            <text:p>Expected proposals : “Value”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3">
          <table:table-cell table:style-name="ce33" office:value-type="string">
            <text:p>T9.3.4</text:p>
          </table:table-cell>
          <table:table-cell table:style-name="ce38" office:value-type="string">
            <text:p>State proposals after “exitpoint”</text:p>
          </table:table-cell>
          <table:table-cell table:style-name="ce33" office:value-type="string">
            <text:p>T9.3</text:p>
          </table:table-cell>
          <table:table-cell table:style-name="ce34" office:value-type="string">
            <text:p>enter “exitpoint” as keyword and hit Ctrl+Space</text:p>
            <text:p>Expected proposals : “Name-ID” </text:p>
            <text:p/>
          </table:table-cell>
          <table:table-cell table:style-name="ce35"/>
          <table:table-cell table:style-name="ce34" table:number-columns-repeated="2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0 - ExampleFil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2-12-17">
            <text:p>17.12.1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9">
          <table:table-cell table:style-name="ce33" office:value-type="string">
            <text:p>T10.1</text:p>
          </table:table-cell>
          <table:table-cell table:style-name="ce38" office:value-type="string">
            <text:p>Create Example File</text:p>
          </table:table-cell>
          <table:table-cell table:style-name="ce33" office:value-type="string">
            <text:p>T1.3</text:p>
          </table:table-cell>
          <table:table-cell table:style-name="ce34" office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5" office:value-type="string">
            <text:p>The Trafficlight Example is created into the workspace </text:p>
          </table:table-cell>
          <table:table-cell table:style-name="ce34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2-12-17T09:34:06</dc:date>
    <meta:editing-duration>P1DT50M35S</meta:editing-duration>
    <meta:editing-cycles>197</meta:editing-cycles>
    <meta:generator>LibreOffice/3.5$Linux_X86_64 LibreOffice_project/350m1$Build-2</meta:generator>
    <meta:printed-by>Markus Mühlbrandt</meta:printed-by>
    <meta:print-date>2012-12-17T08:14:54</meta:print-date>
    <dc:creator>Markus Mühlbrandt</dc:creator>
    <meta:document-statistic meta:table-count="11" meta:cell-count="555" meta:object-count="0"/>
  </office:meta>
</office:document-meta>
</file>